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3131" officeooo:paragraph-rsid="0015313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6a8f4" officeooo:paragraph-rsid="00153131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ae009" officeooo:paragraph-rsid="002ae009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bold" officeooo:rsid="00153131" officeooo:paragraph-rsid="0015313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normal" officeooo:rsid="002b5bb8" officeooo:paragraph-rsid="002b5bb8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2b5bb8" officeooo:paragraph-rsid="002b5bb8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text-properties fo:font-size="15pt" style:text-underline-style="none" fo:font-weight="normal" officeooo:rsid="002b5bb8" officeooo:paragraph-rsid="002b5bb8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text-properties fo:font-size="15pt" style:text-underline-style="none" fo:font-weight="normal" officeooo:rsid="002b5bb8" officeooo:paragraph-rsid="0031d7c0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text-properties fo:font-size="15pt" style:text-underline-style="none" fo:font-weight="normal" officeooo:rsid="002c6394" officeooo:paragraph-rsid="002c6394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text-properties fo:font-size="15pt" style:text-underline-style="none" fo:font-weight="normal" officeooo:rsid="002c9cbe" officeooo:paragraph-rsid="002c9cbe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2c9cbe" officeooo:paragraph-rsid="002c9cbe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2c9cbe" officeooo:paragraph-rsid="002e6e2f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text-properties fo:font-size="15pt" style:text-underline-style="none" fo:font-weight="normal" officeooo:rsid="002f2024" officeooo:paragraph-rsid="002f2024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2f2024" officeooo:paragraph-rsid="002f2024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normal" officeooo:rsid="00304124" officeooo:paragraph-rsid="00304124" style:font-size-asian="15pt" style:font-weight-asian="normal" style:font-size-complex="15pt" style:font-weight-complex="normal"/>
    </style:style>
    <style:style style:name="P16" style:family="paragraph" style:parent-style-name="Standard" style:list-style-name="L2">
      <style:text-properties fo:font-size="15pt" style:text-underline-style="none" fo:font-weight="normal" officeooo:rsid="003390d0" officeooo:paragraph-rsid="003390d0" style:font-size-asian="15pt" style:font-weight-asian="normal" style:font-size-complex="15pt" style:font-weight-complex="normal"/>
    </style:style>
    <style:style style:name="P17" style:family="paragraph" style:parent-style-name="Standard" style:list-style-name="L2">
      <style:text-properties fo:font-size="15pt" style:text-underline-style="none" fo:font-weight="bold" officeooo:rsid="002b5bb8" officeooo:paragraph-rsid="002b5bb8" style:font-size-asian="15pt" style:font-weight-asian="bold" style:font-size-complex="15pt" style:font-weight-complex="bold"/>
    </style:style>
    <style:style style:name="P18" style:family="paragraph" style:parent-style-name="Standard" style:list-style-name="L2">
      <style:text-properties fo:font-size="15pt" style:text-underline-style="none" fo:font-weight="bold" officeooo:rsid="002c6394" officeooo:paragraph-rsid="002c6394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none" fo:font-weight="bold" officeooo:rsid="002f2024" officeooo:paragraph-rsid="002f2024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style:text-underline-style="none" fo:font-weight="bold" officeooo:rsid="00304124" officeooo:paragraph-rsid="00304124" style:font-size-asian="15pt" style:font-weight-asian="bold" style:font-size-complex="15pt" style:font-weight-complex="bold"/>
    </style:style>
    <style:style style:name="P21" style:family="paragraph" style:parent-style-name="Standard" style:list-style-name="L2">
      <style:text-properties fo:font-size="15pt" style:text-underline-style="none" fo:font-weight="bold" officeooo:rsid="003390d0" officeooo:paragraph-rsid="003390d0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paragraph-rsid="002b5bb8"/>
    </style:style>
    <style:style style:name="P23" style:family="paragraph" style:parent-style-name="Preformatted_20_Text" style:list-style-name="L2">
      <style:text-properties style:font-name="Liberation Serif" fo:font-size="15pt" style:text-underline-style="none" fo:font-weight="bold" officeooo:rsid="002b5bb8" officeooo:paragraph-rsid="0031d7c0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6e2f" style:font-weight-asian="bold" style:font-weight-complex="bold"/>
    </style:style>
    <style:style style:name="T3" style:family="text">
      <style:text-properties officeooo:rsid="002ae009"/>
    </style:style>
    <style:style style:name="T4" style:family="text">
      <style:text-properties officeooo:rsid="002c6394"/>
    </style:style>
    <style:style style:name="T5" style:family="text">
      <style:text-properties officeooo:rsid="002e6e2f"/>
    </style:style>
    <style:style style:name="T6" style:family="text">
      <style:text-properties officeooo:rsid="0031d7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ct as taggable</text:span> Gem:-</text:p>
      <text:p text:style-name="P1"/>
      <text:p text:style-name="P3">We can tag a single model on several contexts such as skills, interests, awards. It also provides other advanced functionality.</text:p>
      <text:p text:style-name="P3"/>
      <text:p text:style-name="P5">Steps:-</text:p>
      <text:p text:style-name="P5"/>
      <text:list xml:id="list6822076171664178517" text:style-name="L2">
        <text:list-item>
          <text:p text:style-name="P7">Add to your gemfile</text:p>
          <text:p text:style-name="P7"><text:s text:c="2"/><text:span text:style-name="T1">gem 'acts-as-taggable-on', '~&gt; 4.0'</text:span></text:p>
          <text:p text:style-name="P7"><text:span text:style-name="T1"/></text:p>
        </text:list-item>
        <text:list-item>
          <text:p text:style-name="P17">Bundle install</text:p>
        </text:list-item>
      </text:list>
      <text:p text:style-name="P22"/>
      <text:list xml:id="list102905465871713" text:continue-numbering="true" text:style-name="L2">
        <text:list-item>
          <text:p text:style-name="P8"><text:s/>post installation <text:span text:style-name="T6">execute</text:span> the migrations <text:span text:style-name="T6">as:</text:span></text:p>
          <text:p text:style-name="P8"/>
          <text:p text:style-name="P23">rake acts_as_taggable_on_engine:install:migrations</text:p>
          <text:p text:style-name="P8"/>
          <text:p text:style-name="P8"><text:span text:style-name="T1">rake </text:span><text:a xlink:type="simple" xlink:href="db:migrate"><text:span text:style-name="T1">db:migrate</text:span></text:a></text:p>
          <text:p text:style-name="P7"><text:span text:style-name="T1"/></text:p>
        </text:list-item>
        <text:list-item>
          <text:p text:style-name="P7"><text:span text:style-name="T1"><text:s/></text:span><text:span text:style-name="T4">write in model <text:s/>where you want to use the tags as:</text:span></text:p>
          <text:list>
            <text:list-header>
              <text:p text:style-name="P9"/>
              <text:p text:style-name="P18">class Question &lt; ApplicationRecord</text:p>
              <text:p text:style-name="P18"><text:s text:c="2"/>acts_as_taggable<text:tab/></text:p>
              <text:p text:style-name="P18">end</text:p>
              <text:p text:style-name="P9"/>
            </text:list-header>
          </text:list>
        </text:list-item>
        <text:list-item>
          <text:p text:style-name="P10">give the ro<text:span text:style-name="T5">u</text:span>t<text:span text:style-name="T5">e</text:span> to the controller as:</text:p>
        </text:list-item>
      </text:list>
      <text:p text:style-name="P11"><text:tab/></text:p>
      <text:p text:style-name="P12"><text:tab/><text:span text:style-name="T2"> get 'tags/:tag', to: 'home#index', as: :tag</text:span></text:p>
      <text:p text:style-name="P11"/>
      <text:list xml:id="list102905147757447" text:continue-numbering="true" text:style-name="L2">
        <text:list-item>
          <text:p text:style-name="P13">In controller write:</text:p>
        </text:list-item>
      </text:list>
      <text:p text:style-name="P14"><text:tab/><text:tab/></text:p>
      <text:p text:style-name="P14"><text:tab/> <text:span text:style-name="T1"><text:s/>def index</text:span></text:p>
      <text:p text:style-name="P19"><text:s text:c="2"/><text:tab/> <text:s text:c="4"/>if params[:tag]</text:p>
      <text:p text:style-name="P19"><text:s text:c="15"/>@questions = Question.tagged_with(params[:tag])</text:p>
      <text:p text:style-name="P19"><text:s text:c="4"/><text:tab/> <text:s text:c="3"/>else</text:p>
      <text:p text:style-name="P19"><text:s text:c="6"/><text:tab/> <text:s text:c="4"/>@questions = Question.all</text:p>
      <text:p text:style-name="P19"><text:s text:c="4"/><text:tab/> <text:s text:c="3"/>end</text:p>
      <text:p text:style-name="P19"><text:s text:c="2"/><text:tab/> <text:s/>end</text:p>
      <text:p text:style-name="P15"/>
      <text:p text:style-name="P15">Also,</text:p>
      <text:p text:style-name="P15"><text:tab/></text:p>
      <text:p text:style-name="P15"><text:span text:style-name="T1"><text:tab/>def question_params</text:span></text:p>
      <text:p text:style-name="P20"><text:s text:c="6"/><text:tab/> <text:s/>params.require(:question).permit(:title, :description, :username, <text:soft-page-break/>:tag_list)</text:p>
      <text:p text:style-name="P20"><text:s text:c="4"/><text:tab/>end</text:p>
      <text:p text:style-name="P20"/>
      <text:p text:style-name="P20"/>
      <text:list xml:id="list102906053011367" text:continue-numbering="true" text:style-name="L2">
        <text:list-item>
          <text:p text:style-name="P16">Now in view file write:</text:p>
          <text:p text:style-name="P16"/>
          <text:p text:style-name="P21">&lt;%= f.text_field :tag_list, value: f.object.tag_list.to_s %&gt;</text:p>
        </text:list-item>
      </text:list>
      <text:p text:style-name="P6"><text:span text:style-name="T1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43.482736084</meta:creation-date>
    <dc:date>2017-01-28T10:29:04.687867623</dc:date>
    <meta:editing-duration>PT1H10M8S</meta:editing-duration>
    <meta:editing-cycles>30</meta:editing-cycles>
    <meta:generator>LibreOffice/4.2.8.2$Linux_x86 LibreOffice_project/420m0$Build-2</meta:generator>
    <meta:document-statistic meta:table-count="0" meta:image-count="0" meta:object-count="0" meta:page-count="2" meta:paragraph-count="32" meta:word-count="117" meta:character-count="939" meta:non-whitespace-character-count="758"/>
  </office:meta>
</office:document-meta>
</file>